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1d0e" officeooo:paragraph-rsid="00011d0e"/>
    </style:style>
    <style:style style:name="P2" style:family="paragraph" style:parent-style-name="Standard">
      <style:paragraph-properties fo:text-align="center" style:justify-single-word="false"/>
      <style:text-properties officeooo:rsid="00011d0e" officeooo:paragraph-rsid="00011d0e"/>
    </style:style>
    <style:style style:name="P3" style:family="paragraph" style:parent-style-name="Standard">
      <style:text-properties officeooo:rsid="00011d0e" officeooo:paragraph-rsid="0002f422"/>
    </style:style>
    <style:style style:name="P4" style:family="paragraph" style:parent-style-name="Standard">
      <style:text-properties officeooo:rsid="00038a9f" officeooo:paragraph-rsid="00011d0e"/>
    </style:style>
    <style:style style:name="P5" style:family="paragraph" style:parent-style-name="Standard">
      <style:text-properties officeooo:rsid="00038a9f" officeooo:paragraph-rsid="00038a9f"/>
    </style:style>
    <style:style style:name="P6" style:family="paragraph" style:parent-style-name="Standard">
      <style:text-properties officeooo:rsid="00042d8a" officeooo:paragraph-rsid="00042d8a"/>
    </style:style>
    <style:style style:name="P7" style:family="paragraph" style:parent-style-name="Standard">
      <style:text-properties officeooo:rsid="0007bc6b" officeooo:paragraph-rsid="0007bc6b"/>
    </style:style>
    <style:style style:name="P8" style:family="paragraph" style:parent-style-name="Standard">
      <style:text-properties officeooo:rsid="00081ecb" officeooo:paragraph-rsid="00042d8a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officeooo:rsid="0002f42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 officeooo:rsid="0002f422"/>
    </style:style>
    <style:style style:name="T4" style:family="text">
      <style:text-properties officeooo:rsid="00061178"/>
    </style:style>
    <style:style style:name="T5" style:family="text">
      <style:text-properties officeooo:rsid="00081e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ference Class Functions</text:p>
      <text:p text:style-name="P2">by Sven Nilsen, 2020</text:p>
      <text:p text:style-name="P1"/>
      <text:p text:style-name="P1">A reference class function `f` is defined as following:</text:p>
      <text:p text:style-name="P1"/>
      <text:p text:style-name="P1"><text:tab/>f : Model ⨯ ModelAction → Distribution</text:p>
      <text:p text:style-name="P1"/>
      <text:p text:style-name="P1">The model is a representation of the state space. For discrete states, the model is a graph where nodes are states and edges is the potential existence of some action connecting two states. For continuous states, the model is usually a <text:span text:style-name="T1">scalar field, </text:span>vector <text:span text:style-name="T1">field</text:span> or a manifold.</text:p>
      <text:p text:style-name="P1"/>
      <text:p text:style-name="P3">The model-action is a map of actions onto the state space. <text:span text:style-name="T1">Usually, this is uniform for all states, except a goal boundary condition that usually terminates paths of observers reaching the goal, to not count them multiple times in the distribution.</text:span></text:p>
      <text:p text:style-name="P3"/>
      <text:p text:style-name="P3"><text:span text:style-name="T1">The model-action is separated from the model to easier compare model-actions or models with each other. However, this is not always necessary. When the model-action is merged with the model (e.g. theoretically for theorem proving), discrete states are often represented using a Markov chain</text:span><text:span text:style-name="T3"><text:reference-ref text:reference-format="text" text:ref-name="markov chain">[1]</text:reference-ref></text:span><text:span text:style-name="T1">.</text:span></text:p>
      <text:p text:style-name="P3"/>
      <text:p text:style-name="P7">Another motivation to separate the model-action from the model is to simplify the description. A Markov chain does not assume uniform actions, so it often contains redundant data. By separating these two into separate objects, it <text:span text:style-name="T5">gets</text:span> simpler to program experiments.</text:p>
      <text:p text:style-name="P3"/>
      <text:p text:style-name="P6">The reference class function outputs a distribution which describes the density of observers over states. In some theories, this is an object that generate<text:span text:style-name="T5">s</text:span> the distribution indirectly, e.g. using sampling. <text:span text:style-name="T4">In simple theories this is e.g. a mathematical function describing the distribution.</text:span></text:p>
      <text:p text:style-name="P6"/>
      <text:p text:style-name="P8">The main purpose with reference class functions is to provide a helpful representation of reference classes that is easy to program.</text:p>
      <text:p text:style-name="P8"/>
      <text:h text:style-name="P9" text:outline-level="3">References:</text:h>
      <text:p text:style-name="P4"/>
      <text:p text:style-name="P5"><text:reference-mark-start text:name="markov chain"/>[1]<text:reference-mark-end text:name="markov chain"/><text:tab/>“Markov chain”</text:p>
      <text:p text:style-name="P5"><text:tab/>Wikipedia</text:p>
      <text:p text:style-name="P5"><text:tab/><text:a xlink:type="simple" xlink:href="https://en.wikipedia.org/wiki/Markov_chain" text:style-name="Internet_20_link" text:visited-style-name="Visited_20_Internet_20_Link"><text:span text:style-name="T2">https://en.wikipedia.org/wiki/Markov_chain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9T23:56:55.552918000</meta:creation-date>
    <dc:date>2020-10-20T01:08:57.503786000</dc:date>
    <meta:editing-duration>PT9M27S</meta:editing-duration>
    <meta:editing-cycles>1</meta:editing-cycles>
    <meta:document-statistic meta:table-count="0" meta:image-count="0" meta:object-count="0" meta:page-count="2" meta:paragraph-count="14" meta:word-count="266" meta:character-count="1729" meta:non-whitespace-character-count="1474"/>
    <meta:generator>LibreOffice/5.1.2.2$MacOSX_X86_64 LibreOffice_project/d3bf12ecb743fc0d20e0be0c58ca359301eb705f</meta:generator>
  </office:meta>
</office:document-meta>
</file>